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3.60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olistic power management</text:p>
          </draw:text-box>
        </draw:frame>
        <draw:frame presentation:style-name="pr2" draw:layer="layout" svg:width="25.199cm" svg:height="13.859cm" svg:x="1.4cm" svg:y="4.914cm" presentation:class="subtitle">
          <draw:text-box>
            <text:p>Matthew Garrett</text:p>
            <text:p>&lt;mjg@redhat.com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Holistic<text:line-break/>Pronunciation:/həʊˈlɪstɪk, hɒ-/</text:p>
          </draw:text-box>
        </draw:frame>
        <draw:frame presentation:style-name="pr5" draw:layer="layout" svg:width="25.199cm" svg:height="13.859cm" svg:x="1.4cm" svg:y="4.914cm" presentation:class="subtitle" presentation:user-transformed="true">
          <draw:text-box>
            <text:p>characterized by the belief that the parts of something are intimately interconnected and explicable only by reference to the whol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uters are complicated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Lots of parts</text:p>
              </text:list-item>
              <text:list-item>
                <text:p>Lots of connections between those par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 exampl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Modern CPUs have on-die memory controllers</text:p>
              </text:list-item>
              <text:list-item>
                <text:p>Every CPU has its own memory</text:p>
              </text:list-item>
              <text:list-item>
                <text:p>Memory takes lots of power to run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PU C states impact other component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Package C6 can put RAM into self refresh</text:p>
              </text:list-item>
              <text:list-item>
                <text:p>...but not if a remote CPU is accessing that RAM!</text:p>
              </text:list-item>
              <text:list-item>
                <text:p>Can we sensibly migrate RAM when we migrate processe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ot just the CPU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GPU may be hitting RAM as well</text:p>
              </text:list-item>
              <text:list-item>
                <text:p>GPU can operate independently of the CPU</text:p>
              </text:list-item>
              <text:list-item>
                <text:p>Power win by ensuring that CPU and GPU work simultaneously rather than entirely independent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sidering all the factor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Processors are devices for turning electricity into heat</text:p>
              </text:list-item>
              <text:list-item>
                <text:p>But if they're too good at that, they stop working</text:p>
              </text:list-item>
              <text:list-item>
                <text:p>Temperature is tied to performance</text:p>
              </text:list-item>
              <text:list-item>
                <text:p>Performance is tied to power consumption</text:p>
              </text:list-item>
              <text:list-item>
                <text:p>If a core overheats we get s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oes the scheduler need to care about temperature?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(Spoiler: Probabl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serspace has a role too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We want to minimise wakeups</text:p>
              </text:list-item>
              <text:list-item>
                <text:p>Userspace should be coordinated with the kernel</text:p>
              </text:list-item>
              <text:list-item>
                <text:p>Need to consider hardware accesses to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ow far can we push this?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External factors influence wakeups</text:p>
              </text:list-item>
              <text:list-item>
                <text:p>Can we align our wakeups to AP beacons?</text:p>
              </text:list-item>
              <text:list-item>
                <text:p>(Can we align AP beacons to our wakeups?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wer management is a hard problem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And we can make it much harder than we already do. Should w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ew Garrett</meta:initial-creator>
    <meta:creation-date>2011-09-08T13:38:34</meta:creation-date>
    <meta:editing-duration>PT4M2S</meta:editing-duration>
    <meta:editing-cycles>2</meta:editing-cycles>
    <dc:date>2011-09-08T14:00:39</dc:date>
    <dc:creator>Matthew Garrett</dc:creator>
    <meta:document-statistic meta:object-count="65"/>
    <meta:generator>LibreOffice/3.4$Unix LibreOffice_project/340m1$Build-301</meta:generator>
  </office:meta>
</office:document-meta>
</file>